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15.074cm"/>
    </style:style>
    <style:style style:name="co3" style:family="table-column">
      <style:table-column-properties fo:break-before="auto" style:column-width="2.198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2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 es du genre à aller à la bibliothèque pour lire au lieu de sortir dehors 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ntelligen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 préfères prendre des risques quitte à mettre des gens en danger que de ne rien fa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ambi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 es près à sacrifier du temps avec les autres pour les a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- ambi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 souhaites créer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4:11:53.570000000</meta:creation-date>
    <dc:date>2024-02-06T14:57:08.764000000</dc:date>
    <meta:editing-duration>PT45M16S</meta:editing-duration>
    <meta:editing-cycles>1</meta:editing-cycles>
    <meta:document-statistic meta:table-count="1" meta:cell-count="126" meta:object-count="0"/>
    <meta:generator>LibreOffice/7.4.5.1$Windows_X86_64 LibreOffice_project/9c0871452b3918c1019dde9bfac75448afc4b57f</meta:generator>
  </office:meta>
</office:document-meta>
</file>